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3.314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739cm"/>
    </style:style>
    <style:style style:name="co9" style:family="table-column">
      <style:table-column-properties fo:break-before="auto" style:column-width="28.15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2" style:family="table-cell" style:parent-style-name="Default">
      <style:table-cell-properties fo:background-color="#cccccc" fo:border="0.06pt solid #000000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order-bottom="0.06pt solid #000000" fo:background-color="#cccccc" fo:border-left="none" fo:border-right="none" fo:border-top="0.06pt solid #000000"/>
    </style:style>
    <style:style style:name="ce8" style:family="table-cell" style:parent-style-name="Default" style:data-style-name="N112">
      <style:table-cell-properties fo:border="0.06pt solid #000000"/>
    </style:style>
    <style:style style:name="ce9" style:family="table-cell" style:parent-style-name="Default" style:data-style-name="N110"/>
    <style:style style:name="ce10" style:family="table-cell" style:parent-style-name="Default" style:data-style-name="N110">
      <style:table-cell-properties fo:border-bottom="0.06pt solid #000000" fo:background-color="#cccccc" fo:border-left="none" fo:border-right="none" fo:border-top="0.06pt solid #000000"/>
    </style:style>
    <style:style style:name="ce11" style:family="table-cell" style:parent-style-name="Default" style:data-style-name="N112">
      <style:table-cell-properties fo:border-bottom="0.06pt solid #000000" fo:background-color="#cccccc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SC Tracker Prototyp v1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5"/>
        <table:table-column table:style-name="co6" table:default-cell-style-name="ce8"/>
        <table:table-column table:style-name="co7" table:default-cell-style-name="ce8"/>
        <table:table-column table:style-name="co8" table:default-cell-style-name="ce4"/>
        <table:table-column table:style-name="co9" table:default-cell-style-name="ce1"/>
        <table:table-column table:style-name="co9" table:number-columns-repeated="2" table:default-cell-style-name="Default"/>
        <table:table-row table:style-name="ro1">
          <table:table-cell table:style-name="ce12" office:value-type="string" calcext:value-type="string">
            <text:p>Referenz</text:p>
          </table:table-cell>
          <table:table-cell table:style-name="ce12" office:value-type="string" calcext:value-type="string">
            <text:p>Menge</text:p>
          </table:table-cell>
          <table:table-cell table:style-name="ce12" office:value-type="string" calcext:value-type="string">
            <text:p>Wert</text:p>
          </table:table-cell>
          <table:table-cell table:style-name="ce12" office:value-type="string" calcext:value-type="string">
            <text:p>Gehäuse</text:p>
          </table:table-cell>
          <table:table-cell table:style-name="ce12" office:value-type="string" calcext:value-type="string">
            <text:p>Bestellen</text:p>
          </table:table-cell>
          <table:table-cell table:style-name="ce12" office:value-type="string" calcext:value-type="string">
            <text:p>Einzelpreis</text:p>
          </table:table-cell>
          <table:table-cell table:style-name="ce12" office:value-type="string" calcext:value-type="string">
            <text:p>Postenpreis</text:p>
          </table:table-cell>
          <table:table-cell table:style-name="ce12" office:value-type="string" calcext:value-type="string">
            <text:p>Anmerkung</text:p>
          </table:table-cell>
          <table:table-cell table:style-name="ce12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 C2 C5 C6 C7 C13 C15 C30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402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083" calcext:value-type="currency">
            <text:p>0,0083 €</text:p>
          </table:table-cell>
          <table:table-cell table:formula="of:=[.E2]*[.F2]" office:value-type="currency" office:currency="EUR" office:value="0.083" calcext:value-type="currency">
            <text:p>0,0830 €</text:p>
          </table:table-cell>
          <table:table-cell/>
          <table:table-cell office:value-type="string" calcext:value-type="string">
            <text:p>https://de.farnell.com/samsung-electro-mechanics/cl05a104ko5nnnc/kondensator-0-1uf-16v-mlcc-0402/dp/3013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 C16 C18 C22 C24 C2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144" calcext:value-type="currency">
            <text:p>0,0144 €</text:p>
          </table:table-cell>
          <table:table-cell table:formula="of:=[.E3]*[.F3]" office:value-type="currency" office:currency="EUR" office:value="0.144" calcext:value-type="currency">
            <text:p>0,1440 €</text:p>
          </table:table-cell>
          <table:table-cell/>
          <table:table-cell office:value-type="string" calcext:value-type="string">
            <text:p>https://de.farnell.com/kemet/c0603c104m4ractu/kondensator-0-1-f-16v-20-x7r-0603/dp/2581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µF 16V</text:p>
          </table:table-cell>
          <table:table-cell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172" calcext:value-type="currency">
            <text:p>0,1720 €</text:p>
          </table:table-cell>
          <table:table-cell table:formula="of:=[.E4]*[.F4]" office:value-type="currency" office:currency="EUR" office:value="0.86" calcext:value-type="currency">
            <text:p>0,8600 €</text:p>
          </table:table-cell>
          <table:table-cell/>
          <table:table-cell office:value-type="string" calcext:value-type="string">
            <text:p>https://de.farnell.com/taiyo-yuden/emk212b7475kg-t/kondensator-4-7-f-16v-10-x7r-0805/dp/2112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 C12 C14 C2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060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257" calcext:value-type="currency">
            <text:p>0,0257 €</text:p>
          </table:table-cell>
          <table:table-cell table:formula="of:=[.E5]*[.F5]" office:value-type="currency" office:currency="EUR" office:value="0.257" calcext:value-type="currency">
            <text:p>0,2570 €</text:p>
          </table:table-cell>
          <table:table-cell/>
          <table:table-cell office:value-type="string" calcext:value-type="string">
            <text:p>https://de.farnell.com/samsung-electro-mechanics/cl10b105mo8nnwc/kondensator-1uf-16v-mlcc-0603/dp/3013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 C2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nF</text:p>
          </table:table-cell>
          <table:table-cell office:value-type="string" calcext:value-type="string">
            <text:p>060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621" calcext:value-type="currency">
            <text:p>0,0621 €</text:p>
          </table:table-cell>
          <table:table-cell table:formula="of:=[.E6]*[.F6]" office:value-type="currency" office:currency="EUR" office:value="0.621" calcext:value-type="currency">
            <text:p>0,6210 €</text:p>
          </table:table-cell>
          <table:table-cell/>
          <table:table-cell office:value-type="string" calcext:value-type="string">
            <text:p>https://de.farnell.com/walsin/0603b334k160ct/kondensat-0-33-f-16v-10-x7r-0603/dp/2524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, 16V</text:p>
          </table:table-cell>
          <table:table-cell office:value-type="string" calcext:value-type="string">
            <text:p>12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6" calcext:value-type="currency">
            <text:p>0,5600 €</text:p>
          </table:table-cell>
          <table:table-cell table:formula="of:=[.E7]*[.F7]" office:value-type="currency" office:currency="EUR" office:value="0.56" calcext:value-type="currency">
            <text:p>0,5600 €</text:p>
          </table:table-cell>
          <table:table-cell/>
          <table:table-cell office:value-type="string" calcext:value-type="string">
            <text:p>https://de.farnell.com/kemet/c1210c106m3ractu/kondensator-10-f-25v-20-x7r-1210/dp/2773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pF</text:p>
          </table:table-cell>
          <table:table-cell office:value-type="string" calcext:value-type="string">
            <text:p>0402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21" calcext:value-type="currency">
            <text:p>0,1210 €</text:p>
          </table:table-cell>
          <table:table-cell table:formula="of:=[.E8]*[.F8]" office:value-type="currency" office:currency="EUR" office:value="1.21" calcext:value-type="currency">
            <text:p>1,2100 €</text:p>
          </table:table-cell>
          <table:table-cell/>
          <table:table-cell office:value-type="string" calcext:value-type="string">
            <text:p>https://de.farnell.com/murata/gjm1555c1h140gb01d/cap-14pf-50v-mlcc-0402/dp/3243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µF</text:p>
          </table:table-cell>
          <table:table-cell office:value-type="string" calcext:value-type="string">
            <text:p>060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806" calcext:value-type="currency">
            <text:p>0,0806 €</text:p>
          </table:table-cell>
          <table:table-cell table:formula="of:=[.E9]*[.F9]" office:value-type="currency" office:currency="EUR" office:value="0.806" calcext:value-type="currency">
            <text:p>0,8060 €</text:p>
          </table:table-cell>
          <table:table-cell/>
          <table:table-cell office:value-type="string" calcext:value-type="string">
            <text:p>https://de.farnell.com/samsung-electro-mechanics/cl10b225kp8nnnc/kondensator-2-2uf-10v-mlcc-0603/dp/3013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 C17 C19 C23 C2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7µF</text:p>
          </table:table-cell>
          <table:table-cell office:value-type="string" calcext:value-type="string">
            <text:p>060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31" calcext:value-type="currency">
            <text:p>0,0310 €</text:p>
          </table:table-cell>
          <table:table-cell table:formula="of:=[.E10]*[.F10]" office:value-type="currency" office:currency="EUR" office:value="0.31" calcext:value-type="currency">
            <text:p>0,3100 €</text:p>
          </table:table-cell>
          <table:table-cell/>
          <table:table-cell office:value-type="string" calcext:value-type="string">
            <text:p>https://de.farnell.com/samsung-electro-mechanics/cl10a475kp8nnnc/kondensator-4-7uf-10v-mlcc-0603/dp/3013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DA6V1BC6</text:p>
          </table:table-cell>
          <table:table-cell office:value-type="string" calcext:value-type="string">
            <text:p>SOT23-6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26" calcext:value-type="currency">
            <text:p>0,2600 €</text:p>
          </table:table-cell>
          <table:table-cell table:formula="of:=[.E11]*[.F11]" office:value-type="currency" office:currency="EUR" office:value="1.3" calcext:value-type="currency">
            <text:p>1,3000 €</text:p>
          </table:table-cell>
          <table:table-cell/>
          <table:table-cell office:value-type="string" calcext:value-type="string">
            <text:p>https://de.farnell.com/stmicroelectronics/esda6v1bc6/esd-schutzdiode-5v-sot-23/dp/2353644?st=esda6v1b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1 FB2 FB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060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299" calcext:value-type="currency">
            <text:p>0,0299 €</text:p>
          </table:table-cell>
          <table:table-cell table:formula="of:=[.E12]*[.F12]" office:value-type="currency" office:currency="EUR" office:value="0.299" calcext:value-type="currency">
            <text:p>0,2990 €</text:p>
          </table:table-cell>
          <table:table-cell/>
          <table:table-cell office:value-type="string" calcext:value-type="string">
            <text:p>https://de.farnell.com/murata/blm18pg121sn1d/ferrite-perle-0603-bauform-120ohm/dp/1515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D_ARM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2,7000 €</text:p>
          </table:table-cell>
          <table:table-cell table:formula="of:=[.E13]*[.F13]" office:value-type="currency" office:currency="EUR" office:value="2.7" calcext:value-type="currency">
            <text:p>2,7000 €</text:p>
          </table:table-cell>
          <table:table-cell/>
          <table:table-cell office:value-type="string" calcext:value-type="string">
            <text:p>https://www.mouser.de/ProductDetail/Samtec/FTSH-105-01-L-DV-K-TR?qs=%2Fha2pyFaduhoAtv%2FWE6syOIlzLfdEBQ3zaTH%2F9cBj5YAT%252BJq7yE3iz4ntxwkv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77" calcext:value-type="currency">
            <text:p>0,7770 €</text:p>
          </table:table-cell>
          <table:table-cell table:formula="of:=[.E14]*[.F14]" office:value-type="currency" office:currency="EUR" office:value="0.777" calcext:value-type="currency">
            <text:p>0,7770 €</text:p>
          </table:table-cell>
          <table:table-cell/>
          <table:table-cell office:value-type="string" calcext:value-type="string">
            <text:p>https://de.farnell.com/amphenol-icc-fci/87583-3010rpalf/usb-buchse-typ-a-4pos-smd/dp/2886155?st=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17" calcext:value-type="currency">
            <text:p>1,1700 €</text:p>
          </table:table-cell>
          <table:table-cell table:formula="of:=[.E15]*[.F15]" office:value-type="currency" office:currency="EUR" office:value="1.17" calcext:value-type="currency">
            <text:p>1,1700 €</text:p>
          </table:table-cell>
          <table:table-cell/>
          <table:table-cell office:value-type="string" calcext:value-type="string">
            <text:p>https://de.farnell.com/harwin/m701-370442/usb-buchse-2-0-usb-typ-b-smd/dp/3225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FH707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9" calcext:value-type="currency">
            <text:p>2,7900 €</text:p>
          </table:table-cell>
          <table:table-cell table:formula="of:=[.E16]*[.F16]" office:value-type="currency" office:currency="EUR" office:value="2.79" calcext:value-type="currency">
            <text:p>2,7900 €</text:p>
          </table:table-cell>
          <table:table-cell office:value-type="string" calcext:value-type="string">
            <text:p>Ab 23.06.2021</text:p>
          </table:table-cell>
          <table:table-cell office:value-type="string" calcext:value-type="string">
            <text:p>https://www.mouser.de/ProductDetail/OSRAM-Opto-Semiconductors/SFH-7072?qs=%2Fha2pyFadujP4JVgDzcCpCMfMf%2FyLmte82D1cSQqSJM%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OS</text:p>
          </table:table-cell>
          <table:table-cell office:value-type="string" calcext:value-type="string">
            <text:p>SOT2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996" calcext:value-type="currency">
            <text:p>0,0996 €</text:p>
          </table:table-cell>
          <table:table-cell table:formula="of:=[.E17]*[.F17]" office:value-type="currency" office:currency="EUR" office:value="0.498" calcext:value-type="currency">
            <text:p>0,4980 €</text:p>
          </table:table-cell>
          <table:table-cell/>
          <table:table-cell office:value-type="string" calcext:value-type="string">
            <text:p>https://de.farnell.com/torex/xp222p0801tr-g/mosfet-p-kanal-0-8a-20v-sot-23/dp/3577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R8 R9 R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041" calcext:value-type="currency">
            <text:p>0,0041 €</text:p>
          </table:table-cell>
          <table:table-cell table:formula="of:=[.E18]*[.F18]" office:value-type="currency" office:currency="EUR" office:value="0.041" calcext:value-type="currency">
            <text:p>0,0410 €</text:p>
          </table:table-cell>
          <table:table-cell/>
          <table:table-cell office:value-type="string" calcext:value-type="string">
            <text:p>https://de.farnell.com/multicomp/mcwr04x1002ftl/dickschichtwiderstand-10k-1-0/dp/2447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0R</text:p>
          </table:table-cell>
          <table:table-cell office:value-type="string" calcext:value-type="string">
            <text:p>0402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18" calcext:value-type="currency">
            <text:p>0,0180 €</text:p>
          </table:table-cell>
          <table:table-cell table:formula="of:=[.E19]*[.F19]" office:value-type="currency" office:currency="EUR" office:value="0.18" calcext:value-type="currency">
            <text:p>0,1800 €</text:p>
          </table:table-cell>
          <table:table-cell/>
          <table:table-cell office:value-type="string" calcext:value-type="string">
            <text:p>https://de.farnell.com/panasonic/erj2rkf9310x/dickschichtwiderstand-931r-1-0/dp/2302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0603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00 €</text:p>
          </table:table-cell>
          <table:table-cell table:formula="of:=[.E20]*[.F20]" office:value-type="currency" office:currency="EUR" office:value="0" calcext:value-type="currency">
            <text:p>0,0000 €</text:p>
          </table:table-cell>
          <table:table-cell/>
          <table:table-cell office:value-type="string" calcext:value-type="string">
            <text:p>auf L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0k</text:p>
          </table:table-cell>
          <table:table-cell office:value-type="string" calcext:value-type="string">
            <text:p>0402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05" calcext:value-type="currency">
            <text:p>0,0050 €</text:p>
          </table:table-cell>
          <table:table-cell table:formula="of:=[.E21]*[.F21]" office:value-type="currency" office:currency="EUR" office:value="0.05" calcext:value-type="currency">
            <text:p>0,0500 €</text:p>
          </table:table-cell>
          <table:table-cell/>
          <table:table-cell office:value-type="string" calcext:value-type="string">
            <text:p>https://de.farnell.com/multicomp/mcmr04x434-jtl/keramikwiderstand-430k-5-0-0625w/dp/2073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k</text:p>
          </table:table-cell>
          <table:table-cell office:value-type="string" calcext:value-type="string">
            <text:p>0402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062" calcext:value-type="currency">
            <text:p>0,0062 €</text:p>
          </table:table-cell>
          <table:table-cell table:formula="of:=[.E22]*[.F22]" office:value-type="currency" office:currency="EUR" office:value="0.062" calcext:value-type="currency">
            <text:p>0,0620 €</text:p>
          </table:table-cell>
          <table:table-cell/>
          <table:table-cell office:value-type="string" calcext:value-type="string">
            <text:p>https://de.farnell.com/multicomp/mcmr04x6203ftl/keramikwiderstand-620k-1-0-0625w/dp/2073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060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27" calcext:value-type="currency">
            <text:p>0,1270 €</text:p>
          </table:table-cell>
          <table:table-cell table:formula="of:=[.E23]*[.F23]" office:value-type="currency" office:currency="EUR" office:value="1.27" calcext:value-type="currency">
            <text:p>1,2700 €</text:p>
          </table:table-cell>
          <table:table-cell/>
          <table:table-cell office:value-type="string" calcext:value-type="string">
            <text:p>https://de.farnell.com/epcos/b72500d0050h160/varistor-high-speed-150v-0603/dp/2476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32RETx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36" calcext:value-type="currency">
            <text:p>9,3600 €</text:p>
          </table:table-cell>
          <table:table-cell table:formula="of:=[.E24]*[.F24]" office:value-type="currency" office:currency="EUR" office:value="9.36" calcext:value-type="currency">
            <text:p>9,3600 €</text:p>
          </table:table-cell>
          <table:table-cell/>
          <table:table-cell office:value-type="string" calcext:value-type="string">
            <text:p>https://de.farnell.com/stmicroelectronics/stm32f732ret6/mcu-arm-cortex-m7-216mhz-lqfp/dp/2758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496" calcext:value-type="currency">
            <text:p>0,4960 €</text:p>
          </table:table-cell>
          <table:table-cell table:formula="of:=[.E25]*[.F25]" office:value-type="currency" office:currency="EUR" office:value="2.48" calcext:value-type="currency">
            <text:p>2,4800 €</text:p>
          </table:table-cell>
          <table:table-cell/>
          <table:table-cell office:value-type="string" calcext:value-type="string">
            <text:p>https://de.farnell.com/diodes-inc/ap1117e33g-13/ldo-regler-3-3v-sot223/dp/1825291?st=ap1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4-1.8YM5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01" calcext:value-type="currency">
            <text:p>0,1010 €</text:p>
          </table:table-cell>
          <table:table-cell table:formula="of:=[.E26]*[.F26]" office:value-type="currency" office:currency="EUR" office:value="0.101" calcext:value-type="currency">
            <text:p>0,1010 €</text:p>
          </table:table-cell>
          <table:table-cell/>
          <table:table-cell office:value-type="string" calcext:value-type="string">
            <text:p>https://de.farnell.com/microchip/mic5504-1-8ym5-tr/ldo-festsp-regler-1-8v-0-3a-sot/dp/2809977?st=mic5504-1.8ym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PS2151STR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4" calcext:value-type="currency">
            <text:p>0,6540 €</text:p>
          </table:table-cell>
          <table:table-cell table:formula="of:=[.E27]*[.F27]" office:value-type="currency" office:currency="EUR" office:value="0.654" calcext:value-type="currency">
            <text:p>0,6540 €</text:p>
          </table:table-cell>
          <table:table-cell/>
          <table:table-cell office:value-type="string" calcext:value-type="string">
            <text:p>https://de.farnell.com/stmicroelectronics/stmps2151str/power-switch-1ch-500ma-sot23-5/dp/1842616?st=stmps2151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86141</text:p>
          </table:table-cell>
          <table:table-cell office:value-type="string" calcext:value-type="string">
            <text:p>WLCSP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14" calcext:value-type="currency">
            <text:p>6,1400 €</text:p>
          </table:table-cell>
          <table:table-cell table:formula="of:=[.E28]*[.F28]" office:value-type="currency" office:currency="EUR" office:value="6.14" calcext:value-type="currency">
            <text:p>6,1400 €</text:p>
          </table:table-cell>
          <table:table-cell/>
          <table:table-cell office:value-type="string" calcext:value-type="string">
            <text:p>https://de.farnell.com/maxim-integrated-products/max86141enp-t/oximeter-herzfrequenzmesser-40/dp/2949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F2042XV6T1G</text:p>
          </table:table-cell>
          <table:table-cell office:value-type="string" calcext:value-type="string">
            <text:p>SOT66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3" calcext:value-type="currency">
            <text:p>0,3300 €</text:p>
          </table:table-cell>
          <table:table-cell table:formula="of:=[.E29]*[.F29]" office:value-type="currency" office:currency="EUR" office:value="0.33" calcext:value-type="currency">
            <text:p>0,3300 €</text:p>
          </table:table-cell>
          <table:table-cell/>
          <table:table-cell office:value-type="string" calcext:value-type="string">
            <text:p>https://www.mouser.de/ProductDetail/ON-Semiconductor/NUF2042XV6T1G?qs=ZXBb0xZ9WeAV3XcAwewBSw%3D%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 U6 U9 U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DS75</text:p>
          </table:table-cell>
          <table:table-cell office:value-type="string" calcext:value-type="string">
            <text:p>MSOP8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882" calcext:value-type="currency">
            <text:p>0,8820 €</text:p>
          </table:table-cell>
          <table:table-cell table:formula="of:=[.E30]*[.F30]" office:value-type="currency" office:currency="EUR" office:value="3.528" calcext:value-type="currency">
            <text:p>3,5280 €</text:p>
          </table:table-cell>
          <table:table-cell/>
          <table:table-cell office:value-type="string" calcext:value-type="string">
            <text:p>https://de.farnell.com/stmicroelectronics/stds75ds2f/temperatursensor-0-5-c-msop-8/dp/2807098?st=the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4XD-R</text:p>
          </table:table-cell>
          <table:table-cell office:value-type="string" calcext:value-type="string">
            <text:p>DFN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78" calcext:value-type="currency">
            <text:p>1,7800 €</text:p>
          </table:table-cell>
          <table:table-cell table:formula="of:=[.E31]*[.F31]" office:value-type="currency" office:currency="EUR" office:value="1.78" calcext:value-type="currency">
            <text:p>1,7800 €</text:p>
          </table:table-cell>
          <table:table-cell/>
          <table:table-cell office:value-type="string" calcext:value-type="string">
            <text:p>https://de.farnell.com/ftdi/ft234xd-r/interface-usb-to-uart-dfn-12/dp/241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SMD 3.2x2.5mm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206" calcext:value-type="currency">
            <text:p>0,2060 €</text:p>
          </table:table-cell>
          <table:table-cell table:formula="of:=[.E32]*[.F32]" office:value-type="currency" office:currency="EUR" office:value="1.03" calcext:value-type="currency">
            <text:p>1,0300 €</text:p>
          </table:table-cell>
          <table:table-cell/>
          <table:table-cell office:value-type="string" calcext:value-type="string">
            <text:p>https://de.farnell.com/multicomp/mcsjk-7u-12-00-10-10-80-b-10/quarz-12mhz-10pf-3-2mm-x-2-5mm/dp/2853914?st=mcsjk-7u-12.00-10-10-80-b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Pol ARM SWD Stecker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currency" office:currency="EUR" office:value="1.96" calcext:value-type="currency">
            <text:p>1,9600 €</text:p>
          </table:table-cell>
          <table:table-cell table:formula="of:=[.E33]*[.F33]" office:value-type="currency" office:currency="EUR" office:value="1.96" calcext:value-type="currency">
            <text:p>1,9600 €</text:p>
          </table:table-cell>
          <table:table-cell/>
          <table:table-cell office:value-type="string" calcext:value-type="string">
            <text:p>https://www.mouser.de/ProductDetail/Harwin/M50-3300542/?qs=gf2s0yP%252B7bc8KPddgFziWg%3D%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ink V3 Mini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currency" office:currency="EUR" office:value="8.61" calcext:value-type="currency">
            <text:p>8,6100 €</text:p>
          </table:table-cell>
          <table:table-cell table:formula="of:=[.E34]*[.F34]" office:value-type="currency" office:currency="EUR" office:value="8.61" calcext:value-type="currency">
            <text:p>8,6100 €</text:p>
          </table:table-cell>
          <table:table-cell/>
          <table:table-cell office:value-type="string" calcext:value-type="string">
            <text:p>https://www.mouser.de/ProductDetail/STMicroelectronics/STLINK-V3MINI?qs=%2Fha2pyFaduggcYAYrhXoQ3p8GKbEcPOh3jSRvw235MMZ%252ByK1C0avzg%3D%3D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6"/>
          <table:table-cell table:style-name="ce9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Nettosumme</text:p>
          </table:table-cell>
          <table:table-cell table:style-name="ce3" table:number-columns-repeated="3"/>
          <table:table-cell table:style-name="ce7"/>
          <table:table-cell table:style-name="ce10"/>
          <table:table-cell table:style-name="ce11" table:formula="of:=SUM([.G2:.G34])" office:value-type="currency" office:currency="EUR" office:value="51.961" calcext:value-type="currency">
            <text:p>51,9610 €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wst</text:p>
          </table:table-cell>
          <table:table-cell table:style-name="ce3" table:number-columns-repeated="5"/>
          <table:table-cell table:style-name="ce11" table:formula="of:=[.G36]*0.19" office:value-type="currency" office:currency="EUR" office:value="9.87259" calcext:value-type="currency">
            <text:p>9,8726 €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uttosumme</text:p>
          </table:table-cell>
          <table:table-cell table:style-name="ce3" table:number-columns-repeated="3"/>
          <table:table-cell table:style-name="ce7"/>
          <table:table-cell table:style-name="ce10"/>
          <table:table-cell table:style-name="ce11" table:formula="of:=[.G36]+[.G37]" office:value-type="currency" office:currency="EUR" office:value="61.83359" calcext:value-type="currency">
            <text:p>61,8336 €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4"/>
          <table:table-cell table:style-name="ce6"/>
          <table:table-cell table:style-name="ce9"/>
          <table:table-cell table:style-name="Default" table:number-columns-repeated="3"/>
          <table:table-cell table:number-columns-repeated="2"/>
        </table:table-row>
        <table:table-row table:style-name="ro1" table:number-rows-repeated="3">
          <table:table-cell table:style-name="Default" table:number-columns-repeated="5"/>
          <table:table-cell table:style-name="ce9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ce9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 number:title="Benutzerdefiniert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 number:title="Benutzerdefiniert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.00.0000</text:date>, <text:time style:data-style-name="N2" text:time-value="23:37:29.8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8T23:40:48.078000000</dc:date>
    <dc:creator>Friedrich Eckert</dc:creator>
    <meta:editing-duration>PT1H47M36S</meta:editing-duration>
    <meta:editing-cycles>25</meta:editing-cycles>
    <meta:generator>LibreOffice/6.4.5.2$Windows_X86_64 LibreOffice_project/a726b36747cf2001e06b58ad5db1aa3a9a1872d6</meta:generator>
    <meta:document-statistic meta:table-count="1" meta:cell-count="274" meta:object-count="0"/>
  </office:meta>
</office:document-meta>
</file>